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Light value</text:p>
            <text:p>(EV @ 100 iso)</text:p>
          </table:table-cell>
          <table:table-cell table:style-name="ce1" office:value-type="string" calcext:value-type="string">
            <text:p>Footcandles</text:p>
          </table:table-cell>
          <table:table-cell table:style-name="ce1" office:value-type="string" calcext:value-type="string">
            <text:p>LUX</text:p>
          </table:table-cell>
          <table:table-cell table:style-name="ce1" office:value-type="string" calcext:value-type="string">
            <text:p>log lux</text:p>
          </table:table-cell>
          <table:table-cell table:style-name="ce1" office:value-type="string" calcext:value-type="string">
            <text:p>LV /lux</text:p>
          </table:table-cell>
          <table:table-cell table:style-name="ce1" office:value-type="string" calcext:value-type="string">
            <text:p>LV – lux</text:p>
          </table:table-cell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table:formula="of:=LOG([.C2];2)" office:value-type="float" office:value="-1.68965987938785" calcext:value-type="float">
            <text:p>-1,68965987938785</text:p>
          </table:table-cell>
          <table:table-cell table:formula="of:=[.A2]/[.D2]" office:value-type="float" office:value="1.77550525794983" calcext:value-type="float">
            <text:p>1,77550525794983</text:p>
          </table:table-cell>
          <table:table-cell table:formula="of:=[.A2]-[.D2]" office:value-type="float" office:value="-1.31034012061215" calcext:value-type="float">
            <text:p>-1,31034012061215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table:formula="of:=LOG([.C3];2)" office:value-type="float" office:value="-0.666576266274808" calcext:value-type="float">
            <text:p>-0,666576266274808</text:p>
          </table:table-cell>
          <table:table-cell table:formula="of:=[.A3]/[.D3]" office:value-type="float" office:value="3.0004068569334" calcext:value-type="float">
            <text:p>3,0004068569334</text:p>
          </table:table-cell>
          <table:table-cell table:formula="of:=[.A3]-[.D3]" office:value-type="float" office:value="-1.33342373372519" calcext:value-type="float">
            <text:p>-1,33342373372519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12" calcext:value-type="float">
            <text:p>0,12</text:p>
          </table:table-cell>
          <table:table-cell office:value-type="float" office:value="1.3" calcext:value-type="float">
            <text:p>1,3</text:p>
          </table:table-cell>
          <table:table-cell table:formula="of:=LOG([.C4];2)" office:value-type="float" office:value="0.37851162325373" calcext:value-type="float">
            <text:p>0,37851162325373</text:p>
          </table:table-cell>
          <table:table-cell table:formula="of:=[.A4]/[.D4]" office:value-type="float" office:value="-2.64192679581114" calcext:value-type="float">
            <text:p>-2,64192679581114</text:p>
          </table:table-cell>
          <table:table-cell table:formula="of:=[.A4]-[.D4]" office:value-type="float" office:value="-1.37851162325373" calcext:value-type="float">
            <text:p>-1,378511623253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2.5" calcext:value-type="float">
            <text:p>2,5</text:p>
          </table:table-cell>
          <table:table-cell table:formula="of:=LOG([.C5];2)" office:value-type="float" office:value="1.32192809488736" calcext:value-type="float">
            <text:p>1,32192809488736</text:p>
          </table:table-cell>
          <table:table-cell table:formula="of:=[.A5]/[.D5]" office:value-type="float" office:value="0" calcext:value-type="float">
            <text:p>0</text:p>
          </table:table-cell>
          <table:table-cell table:formula="of:=[.A5]-[.D5]" office:value-type="float" office:value="-1.32192809488736" calcext:value-type="float">
            <text:p>-1,321928094887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5" calcext:value-type="float">
            <text:p>5</text:p>
          </table:table-cell>
          <table:table-cell table:formula="of:=LOG([.C6];2)" office:value-type="float" office:value="2.32192809488736" calcext:value-type="float">
            <text:p>2,32192809488736</text:p>
          </table:table-cell>
          <table:table-cell table:formula="of:=[.A6]/[.D6]" office:value-type="float" office:value="0.430676558073393" calcext:value-type="float">
            <text:p>0,430676558073393</text:p>
          </table:table-cell>
          <table:table-cell table:formula="of:=[.A6]-[.D6]" office:value-type="float" office:value="-1.32192809488736" calcext:value-type="float">
            <text:p>-1,321928094887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,93</text:p>
          </table:table-cell>
          <table:table-cell office:value-type="float" office:value="10" calcext:value-type="float">
            <text:p>10</text:p>
          </table:table-cell>
          <table:table-cell table:formula="of:=LOG([.C7];2)" office:value-type="float" office:value="3.32192809488736" calcext:value-type="float">
            <text:p>3,32192809488736</text:p>
          </table:table-cell>
          <table:table-cell table:formula="of:=[.A7]/[.D7]" office:value-type="float" office:value="0.602059991327962" calcext:value-type="float">
            <text:p>0,602059991327962</text:p>
          </table:table-cell>
          <table:table-cell table:formula="of:=[.A7]-[.D7]" office:value-type="float" office:value="-1.32192809488736" calcext:value-type="float">
            <text:p>-1,3219280948873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,9</text:p>
          </table:table-cell>
          <table:table-cell office:value-type="float" office:value="20" calcext:value-type="float">
            <text:p>20</text:p>
          </table:table-cell>
          <table:table-cell table:formula="of:=LOG([.C8];2)" office:value-type="float" office:value="4.32192809488736" calcext:value-type="float">
            <text:p>4,32192809488736</text:p>
          </table:table-cell>
          <table:table-cell table:formula="of:=[.A8]/[.D8]" office:value-type="float" office:value="0.694134639479277" calcext:value-type="float">
            <text:p>0,694134639479277</text:p>
          </table:table-cell>
          <table:table-cell table:formula="of:=[.A8]-[.D8]" office:value-type="float" office:value="-1.32192809488736" calcext:value-type="float">
            <text:p>-1,3219280948873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,7</text:p>
          </table:table-cell>
          <table:table-cell office:value-type="float" office:value="40" calcext:value-type="float">
            <text:p>40</text:p>
          </table:table-cell>
          <table:table-cell table:formula="of:=LOG([.C9];2)" office:value-type="float" office:value="5.32192809488736" calcext:value-type="float">
            <text:p>5,32192809488736</text:p>
          </table:table-cell>
          <table:table-cell table:formula="of:=[.A9]/[.D9]" office:value-type="float" office:value="0.75160729883643" calcext:value-type="float">
            <text:p>0,75160729883643</text:p>
          </table:table-cell>
          <table:table-cell table:formula="of:=[.A9]-[.D9]" office:value-type="float" office:value="-1.32192809488736" calcext:value-type="float">
            <text:p>-1,3219280948873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80" calcext:value-type="float">
            <text:p>80</text:p>
          </table:table-cell>
          <table:table-cell table:formula="of:=LOG([.C10];2)" office:value-type="float" office:value="6.32192809488736" calcext:value-type="float">
            <text:p>6,32192809488736</text:p>
          </table:table-cell>
          <table:table-cell table:formula="of:=[.A10]/[.D10]" office:value-type="float" office:value="0.790897954698911" calcext:value-type="float">
            <text:p>0,790897954698911</text:p>
          </table:table-cell>
          <table:table-cell table:formula="of:=[.A10]-[.D10]" office:value-type="float" office:value="-1.32192809488736" calcext:value-type="float">
            <text:p>-1,3219280948873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formula="of:=LOG([.C11];2)" office:value-type="float" office:value="7.32192809488736" calcext:value-type="float">
            <text:p>7,32192809488736</text:p>
          </table:table-cell>
          <table:table-cell table:formula="of:=[.A11]/[.D11]" office:value-type="float" office:value="0.819456285590893" calcext:value-type="float">
            <text:p>0,819456285590893</text:p>
          </table:table-cell>
          <table:table-cell table:formula="of:=[.A11]-[.D11]" office:value-type="float" office:value="-1.32192809488736" calcext:value-type="float">
            <text:p>-1,321928094887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formula="of:=LOG([.C12];2)" office:value-type="float" office:value="8.32192809488736" calcext:value-type="float">
            <text:p>8,32192809488736</text:p>
          </table:table-cell>
          <table:table-cell table:formula="of:=[.A12]/[.D12]" office:value-type="float" office:value="0.841151223632959" calcext:value-type="float">
            <text:p>0,841151223632959</text:p>
          </table:table-cell>
          <table:table-cell table:formula="of:=[.A12]-[.D12]" office:value-type="float" office:value="-1.32192809488736" calcext:value-type="float">
            <text:p>-1,3219280948873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40" calcext:value-type="float">
            <text:p>640</text:p>
          </table:table-cell>
          <table:table-cell table:formula="of:=LOG([.C13];2)" office:value-type="float" office:value="9.32192809488736" calcext:value-type="float">
            <text:p>9,32192809488736</text:p>
          </table:table-cell>
          <table:table-cell table:formula="of:=[.A13]/[.D13]" office:value-type="float" office:value="0.85819155850254" calcext:value-type="float">
            <text:p>0,85819155850254</text:p>
          </table:table-cell>
          <table:table-cell table:formula="of:=[.A13]-[.D13]" office:value-type="float" office:value="-1.32192809488736" calcext:value-type="float">
            <text:p>-1,3219280948873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300" calcext:value-type="float">
            <text:p>1300</text:p>
          </table:table-cell>
          <table:table-cell table:formula="of:=LOG([.C14];2)" office:value-type="float" office:value="10.3442959079158" calcext:value-type="float">
            <text:p>10,3442959079158</text:p>
          </table:table-cell>
          <table:table-cell table:formula="of:=[.A14]/[.D14]" office:value-type="float" office:value="0.870044716442507" calcext:value-type="float">
            <text:p>0,870044716442507</text:p>
          </table:table-cell>
          <table:table-cell table:formula="of:=[.A14]-[.D14]" office:value-type="float" office:value="-1.34429590791582" calcext:value-type="float">
            <text:p>-1,344295907915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2600" calcext:value-type="float">
            <text:p>2600</text:p>
          </table:table-cell>
          <table:table-cell table:formula="of:=LOG([.C15];2)" office:value-type="float" office:value="11.3442959079158" calcext:value-type="float">
            <text:p>11,3442959079158</text:p>
          </table:table-cell>
          <table:table-cell table:formula="of:=[.A15]/[.D15]" office:value-type="float" office:value="0.881500278304818" calcext:value-type="float">
            <text:p>0,881500278304818</text:p>
          </table:table-cell>
          <table:table-cell table:formula="of:=[.A15]-[.D15]" office:value-type="float" office:value="-1.34429590791582" calcext:value-type="float">
            <text:p>-1,3442959079158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office:value-type="float" office:value="5100" calcext:value-type="float">
            <text:p>5100</text:p>
          </table:table-cell>
          <table:table-cell table:formula="of:=LOG([.C16];2)" office:value-type="float" office:value="12.3162815317462" calcext:value-type="float">
            <text:p>12,3162815317462</text:p>
          </table:table-cell>
          <table:table-cell table:formula="of:=[.A16]/[.D16]" office:value-type="float" office:value="0.893126709684786" calcext:value-type="float">
            <text:p>0,893126709684786</text:p>
          </table:table-cell>
          <table:table-cell table:formula="of:=[.A16]-[.D16]" office:value-type="float" office:value="-1.31628153174622" calcext:value-type="float">
            <text:p>-1,3162815317462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50" calcext:value-type="float">
            <text:p>950</text:p>
          </table:table-cell>
          <table:table-cell office:value-type="float" office:value="10000" calcext:value-type="float">
            <text:p>10000</text:p>
          </table:table-cell>
          <table:table-cell table:formula="of:=LOG([.C17];2)" office:value-type="float" office:value="13.2877123795495" calcext:value-type="float">
            <text:p>13,2877123795495</text:p>
          </table:table-cell>
          <table:table-cell table:formula="of:=[.A17]/[.D17]" office:value-type="float" office:value="0.903089986991943" calcext:value-type="float">
            <text:p>0,903089986991943</text:p>
          </table:table-cell>
          <table:table-cell table:formula="of:=[.A17]-[.D17]" office:value-type="float" office:value="-1.28771237954945" calcext:value-type="float">
            <text:p>-1,287712379549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00" calcext:value-type="float">
            <text:p>1900</text:p>
          </table:table-cell>
          <table:table-cell office:value-type="float" office:value="20000" calcext:value-type="float">
            <text:p>20000</text:p>
          </table:table-cell>
          <table:table-cell table:formula="of:=LOG([.C18];2)" office:value-type="float" office:value="14.2877123795495" calcext:value-type="float">
            <text:p>14,2877123795495</text:p>
          </table:table-cell>
          <table:table-cell table:formula="of:=[.A18]/[.D18]" office:value-type="float" office:value="0.909872739222228" calcext:value-type="float">
            <text:p>0,909872739222228</text:p>
          </table:table-cell>
          <table:table-cell table:formula="of:=[.A18]-[.D18]" office:value-type="float" office:value="-1.28771237954945" calcext:value-type="float">
            <text:p>-1,2877123795494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800" calcext:value-type="float">
            <text:p>3800</text:p>
          </table:table-cell>
          <table:table-cell office:value-type="float" office:value="41000" calcext:value-type="float">
            <text:p>41000</text:p>
          </table:table-cell>
          <table:table-cell table:formula="of:=LOG([.C19];2)" office:value-type="float" office:value="15.3233362892802" calcext:value-type="float">
            <text:p>15,3233362892802</text:p>
          </table:table-cell>
          <table:table-cell table:formula="of:=[.A19]/[.D19]" office:value-type="float" office:value="0.91363915375231" calcext:value-type="float">
            <text:p>0,91363915375231</text:p>
          </table:table-cell>
          <table:table-cell table:formula="of:=[.A19]-[.D19]" office:value-type="float" office:value="-1.32333628928017" calcext:value-type="float">
            <text:p>-1,3233362892801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600" calcext:value-type="float">
            <text:p>7600</text:p>
          </table:table-cell>
          <table:table-cell office:value-type="float" office:value="82000" calcext:value-type="float">
            <text:p>82000</text:p>
          </table:table-cell>
          <table:table-cell table:formula="of:=LOG([.C20];2)" office:value-type="float" office:value="16.3233362892802" calcext:value-type="float">
            <text:p>16,3233362892802</text:p>
          </table:table-cell>
          <table:table-cell table:formula="of:=[.A20]/[.D20]" office:value-type="float" office:value="0.918929790710173" calcext:value-type="float">
            <text:p>0,918929790710173</text:p>
          </table:table-cell>
          <table:table-cell table:formula="of:=[.A20]-[.D20]" office:value-type="float" office:value="-1.32333628928017" calcext:value-type="float">
            <text:p>-1,323336289280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0" calcext:value-type="float">
            <text:p>160000</text:p>
          </table:table-cell>
          <table:table-cell table:formula="of:=LOG([.C21];2)" office:value-type="float" office:value="17.2877123795495" calcext:value-type="float">
            <text:p>17,2877123795495</text:p>
          </table:table-cell>
          <table:table-cell table:formula="of:=[.A21]/[.D21]" office:value-type="float" office:value="0.925512852639037" calcext:value-type="float">
            <text:p>0,925512852639037</text:p>
          </table:table-cell>
          <table:table-cell table:formula="of:=[.A21]-[.D21]" office:value-type="float" office:value="-1.28771237954945" calcext:value-type="float">
            <text:p>-1,2877123795494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000" calcext:value-type="float">
            <text:p>30000</text:p>
          </table:table-cell>
          <table:table-cell office:value-type="float" office:value="330000" calcext:value-type="float">
            <text:p>330000</text:p>
          </table:table-cell>
          <table:table-cell table:formula="of:=LOG([.C22];2)" office:value-type="float" office:value="18.3321064989079" calcext:value-type="float">
            <text:p>18,3321064989079</text:p>
          </table:table-cell>
          <table:table-cell table:formula="of:=[.A22]/[.D22]" office:value-type="float" office:value="0.927334782885575" calcext:value-type="float">
            <text:p>0,927334782885575</text:p>
          </table:table-cell>
          <table:table-cell table:formula="of:=[.A22]-[.D22]" office:value-type="float" office:value="-1.3321064989079" calcext:value-type="float">
            <text:p>-1,3321064989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2:28:28.921064287</meta:creation-date>
    <dc:date>2018-08-06T22:39:26.135002635</dc:date>
    <meta:editing-duration>PT48S</meta:editing-duration>
    <meta:editing-cycles>2</meta:editing-cycles>
    <meta:generator>LibreOffice/6.0.2.1$Linux_X86_64 LibreOffice_project/f7f06a8f319e4b62f9bc5095aa112a65d2f3ac89</meta:generator>
    <meta:document-statistic meta:table-count="1" meta:cell-count="132" meta:object-count="0"/>
  </office:meta>
</office:document-meta>
</file>